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0d4b0" officeooo:paragraph-rsid="0010d4b0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15 熱天的幸福</text:p>
        <text:p text:style-name="P1"/>
        <text:p text:style-name="P1">我讀國小的時，</text:p>
        <text:p text:style-name="P1">Guá tha̍k kok-sió ê sî,</text:p>
        <text:p text:style-name="P1"/>
        <text:p text:style-name="P1">若拄著歇熱，</text:p>
        <text:p text:style-name="P1">nā tú-tio̍h hioh-jua̍h,</text:p>
        <text:p text:style-name="P1"/>
        <text:p text:style-name="P1">攏會佮小弟轉去庄跤佮阿公、阿媽蹛，</text:p>
        <text:p text:style-name="P1">lóng ē kah sió-tī tńg-khì tsng-kha kah a-kong, a-má tuà,</text:p>
        <text:p text:style-name="P1"/>
        <text:p text:style-name="P1">一寡叔伯兄弟、姊妹嘛攏會轉來。</text:p>
        <text:p text:style-name="P1">tsi̍t-kuá tsik-peh hiann-tī, tsí-muē mā lóng ē tńg--lâi.</text:p>
        <text:p text:style-name="P1"/>
        <text:p text:style-name="P1">規陣囡仔絞做伙，</text:p>
        <text:p text:style-name="P1">Kui tīn gín-á ká tsò-hué,</text:p>
        <text:p text:style-name="P1"/>
        <text:p text:style-name="P1">是鬧熱滾滾。</text:p>
        <text:p text:style-name="P1">sī lāu-jia̍t-kún-kún.</text:p>
        <text:p text:style-name="P1"/>
        <text:p text:style-name="P1">七、八月仔，</text:p>
        <text:p text:style-name="P1">Tshit, peh-gue̍h-á,</text:p>
        <text:p text:style-name="P1"/>
        <text:p text:style-name="P1">拄好是稻仔當欲收成。</text:p>
        <text:p text:style-name="P1">tú-hó sī tiū-á tng beh siu-sîng.</text:p>
        <text:p text:style-name="P1"/>
        <text:p text:style-name="P1">逐工透早，</text:p>
        <text:p text:style-name="P1">Ta̍k kang thàu-tsá,</text:p>
        <text:p text:style-name="P1"/>
        <text:p text:style-name="P1">阮阿媽就愛去稻埕共崁粟仔的布篷掀開，</text:p>
        <text:p text:style-name="P1">guán a-má tō ài khì tiū-tiânn kā khàm tshik-á ê pòo-phâng hian--khui,</text:p>
        <text:p text:style-name="P1"/>
        <text:p text:style-name="P1">用耙柫共粟仔一逝一逝耙予齊。</text:p>
        <text:p text:style-name="P1">īng pê-put kā tshik-á tsi̍t tsuā tsi̍t tsuā pê hōo tsê.</text:p>
        <text:p text:style-name="P1"/>
        <text:p text:style-name="P1">拄開始是耙予尖尖，</text:p>
        <text:p text:style-name="P1">Tú-khai-sí sī pê hōo tsiam-tsiam,</text:p>
        <text:p text:style-name="P1"/>
        <text:p text:style-name="P1">等日頭曝一站仔，</text:p>
        <text:p text:style-name="P1">tán ji̍t-thâu pha̍k tsi̍t-tsām-á,</text:p>
        <text:p text:style-name="P1"/>
        <text:p text:style-name="P1">就愛閣攑耙柫共尖尖的粟仔耙予平平平，</text:p>
        <text:p text:style-name="P1">tō ài koh gia̍h pê-put kā tsiam-tsiam ê tshik-á pê hōo pênn-pênn-pênn,</text:p>
        <text:p text:style-name="P1"/>
        <text:p text:style-name="P1">予日頭繼續曝。</text:p>
        <text:p text:style-name="P1">hōo ji̍t-thâu kè-sio̍k pha̍k.</text:p>
        <text:p text:style-name="P1"/>
        <text:p text:style-name="P1">就按呢，</text:p>
        <text:p text:style-name="P1">Tsiū-án-ne,</text:p>
        <text:p text:style-name="P1"/>
        <text:p text:style-name="P1">一下仔耙尖尖、一下仔耙平平，</text:p>
        <text:p text:style-name="P1">tsi̍t-ē-á pê tsiam-tsiam, tsi̍t-ē-á pê pênn-pênn,</text:p>
        <text:p text:style-name="P1"/>
        <text:p text:style-name="P1">對日頭出來，</text:p>
        <text:p text:style-name="P1">uì ji̍t-thâu tshut--lâi,</text:p>
        <text:p text:style-name="P1"/>
        <text:p text:style-name="P1">曝到日頭落山，</text:p>
        <text:p text:style-name="P1">pha̍k kàu ji̍t-thâu lo̍h-suann,</text:p>
        <text:p text:style-name="P1"/>
        <text:p text:style-name="P1">阿媽攏佇遐無閒這件代誌。</text:p>
        <text:p text:style-name="P1">a-má lóng tī hia bô-îng tsit kiānn tāi-tsì.</text:p>
        <text:p text:style-name="P1"/>
        <text:p text:style-name="P1"><text:soft-page-break/></text:p>
        <text:p text:style-name="P1"/>
        <text:p text:style-name="P1"/>
        <text:p text:style-name="P1">彼陣，</text:p>
        <text:p text:style-name="P1">Hit tsūn,</text:p>
        <text:p text:style-name="P1"/>
        <text:p text:style-name="P1">阮這陣囡仔猶閣細漢，</text:p>
        <text:p text:style-name="P1">guán tsit tīn gín-á iáu-koh sè-hàn,</text:p>
        <text:p text:style-name="P1"/>
        <text:p text:style-name="P1">無法度共阿媽鬥相共，</text:p>
        <text:p text:style-name="P1">bô-huat-tōo kā a-má tàu-sann-kāng,</text:p>
        <text:p text:style-name="P1"/>
        <text:p text:style-name="P1">大人的穡頭閣濟，</text:p>
        <text:p text:style-name="P1">tuā-lâng ê sit-thâu koh tsē,</text:p>
        <text:p text:style-name="P1"/>
        <text:p text:style-name="P1">嘛無閒工來共阮看顧，</text:p>
        <text:p text:style-name="P1">mā bô îng-kang lâi kā guán khuànn-kòo,</text:p>
        <text:p text:style-name="P1"/>
        <text:p text:style-name="P1">所以，</text:p>
        <text:p text:style-name="P1">sóo-í,</text:p>
        <text:p text:style-name="P1"/>
        <text:p text:style-name="P1">大人是無閒甲汗水㴙㴙滴，</text:p>
        <text:p text:style-name="P1">tuā-lâng sī bô-îng kah kuānn-tsuí tsha̍p-tsha̍p-tih,</text:p>
        <text:p text:style-name="P1"/>
        <text:p text:style-name="P1">阮是耍甲四界硞硞傱。</text:p>
        <text:p text:style-name="P1">guán sī sńg kah sì-kè kho̍k-kho̍k-tsông.</text:p>
        <text:p text:style-name="P1"/>
        <text:p text:style-name="P1">拈田嬰、掠蟬仔、撈魚仔、覕相揣。</text:p>
        <text:p text:style-name="P1">Liam tshân-enn, lia̍h siân-á, hôo hî-á, bih-sio-tshuē.</text:p>
        <text:p text:style-name="P1"/>
        <text:p text:style-name="P1">齣頭實在有夠濟，</text:p>
        <text:p text:style-name="P1">Tshut-thâu si̍t-tsāi ū-kàu tsē,</text:p>
        <text:p text:style-name="P1"/>
        <text:p text:style-name="P1">干焦食點心的時間才會瀳倚來。</text:p>
        <text:p text:style-name="P1">kan-na tsia̍h tiám-sim ê sî-kan tsiah ē tshînn uá--lâi.</text:p>
        <text:p text:style-name="P1"/>
        <text:p text:style-name="P1">阿媽攏講我是｢好鼻獅｣，</text:p>
        <text:p text:style-name="P1">A-má lóng kóng guá sī “hó-phīnn-sai”,</text:p>
        <text:p text:style-name="P1"/>
        <text:p text:style-name="P1">佗位有通食，</text:p>
        <text:p text:style-name="P1">tó-uī ū thang tsia̍h,</text:p>
        <text:p text:style-name="P1"/>
        <text:p text:style-name="P1">就會看著我。</text:p>
        <text:p text:style-name="P1">tō ē khuànn-tio̍h guá.</text:p>
        <text:p text:style-name="P1"/>
        <text:p text:style-name="P1">無法度，</text:p>
        <text:p text:style-name="P1">Bô-huat-tōo,</text:p>
        <text:p text:style-name="P1"/>
        <text:p text:style-name="P1">食點心對我來講是上重要的代誌。</text:p>
        <text:p text:style-name="P1">tsia̍h tiám-sim tuì guá lâi kóng sī siōng tiōng-iàu ê tāi-tsì.</text:p>
        <text:p text:style-name="P1"/>
        <text:p text:style-name="P1"/>
        <text:p text:style-name="P1"/>
        <text:p text:style-name="P1"/>
        <text:p text:style-name="P1">我會記得阿媽上捷攢的點心是米篩目、</text:p>
        <text:p text:style-name="P1">Guá ē-kì-tit a-má siōng tsia̍p tshuân ê tiám-sim sī bí-thai-ba̍k,</text:p>
        <text:p text:style-name="P1"/>
        <text:p text:style-name="P1">仙草、薁蕘佮冰甲透心涼的糖水。</text:p>
        <text:p text:style-name="P1">sian-tsháu, ò-giô kah ping kah thàu-sim-liâng ê thn̂g-tsuí.</text:p>
        <text:p text:style-name="P1"/>
        <text:p text:style-name="P1"><text:soft-page-break/>阿媽會共遮的點心囥佇米籮內底，</text:p>
        <text:p text:style-name="P1">A-má ē kā tsia-ê tiám-sim khǹg tī bí-luâ lāi-té,</text:p>
        <text:p text:style-name="P1"/>
        <text:p text:style-name="P1">用扁擔擔去田裡，</text:p>
        <text:p text:style-name="P1">īng pún-tann tann khì tshân--lí,</text:p>
        <text:p text:style-name="P1"/>
        <text:p text:style-name="P1">通予作穡的人食。</text:p>
        <text:p text:style-name="P1">thang hōo tsoh-sit ê lâng tsia̍h.</text:p>
        <text:p text:style-name="P1"/>
        <text:p text:style-name="P1">阿媽行佇頭前，</text:p>
        <text:p text:style-name="P1">A-má kiânn tī thâu-tsîng,</text:p>
        <text:p text:style-name="P1"/>
        <text:p text:style-name="P1">我就綴佇伊的尻川後，</text:p>
        <text:p text:style-name="P1">guá tō tuè tī i ê kha-tshng āu,</text:p>
        <text:p text:style-name="P1"/>
        <text:p text:style-name="P1">順紲去食點心。</text:p>
        <text:p text:style-name="P1">sūn-suà khì tsia̍h tiám-sim.</text:p>
        <text:p text:style-name="P1"/>
        <text:p text:style-name="P1">我上愛食的點心是米篩目摻冰糖水。</text:p>
        <text:p text:style-name="P1">Guá siōng ài tsia̍h ê tiám-sim sī bí-thai-ba̍k tsham ping thn̂g-tsuí.</text:p>
        <text:p text:style-name="P1"/>
        <text:p text:style-name="P1">𩚨嗲嗲的米篩目食會著阿媽對我的疼惜佮慈愛﹔</text:p>
        <text:p text:style-name="P1">Khiū-teh-teh ê bí-thai-ba̍k tsia̍h ē tio̍h a-má tuì guá ê thiànn-sioh kah tsû-ài;</text:p>
        <text:p text:style-name="P1"/>
        <text:p text:style-name="P1">冰涼的糖水就親像阿媽對我的愛護，</text:p>
        <text:p text:style-name="P1">ping-liâng ê thn̂g-tsuí tō tshin-tshiūnn a-má tuì guá ê ài-hōo,</text:p>
        <text:p text:style-name="P1"/>
        <text:p text:style-name="P1">共熱天的刺疫趕甲離離離。</text:p>
        <text:p text:style-name="P1">kā jua̍h-thinn ê tshiah-ia̍h kuánn kah lī-lī-lī.</text:p>
        <text:p text:style-name="P1"/>
        <text:p text:style-name="P1">我一碗食了閣一碗，</text:p>
        <text:p text:style-name="P1">Guá tsi̍t uánn tsia̍h liáu koh tsi̍t uánn,</text:p>
        <text:p text:style-name="P1"/>
        <text:p text:style-name="P1">阿媽是看甲喙笑目笑，</text:p>
        <text:p text:style-name="P1">a-má sī khuànn kah tshuì-tshiò-ba̍k-tshiò,</text:p>
        <text:p text:style-name="P1"/>
        <text:p text:style-name="P1">點心敢若攏是刁工為我攢的。</text:p>
        <text:p text:style-name="P1">tiám-sim kánn-ná lóng sī thiau-kang uī guá tshuân --ê.</text:p>
        <text:p text:style-name="P1"/>
        <text:p text:style-name="P1"/>
        <text:p text:style-name="P1"/>
        <text:p text:style-name="P1"/>
        <text:p text:style-name="P1">讀國中了後，</text:p>
        <text:p text:style-name="P1">Tha̍k kok-tiong liáu-āu,</text:p>
        <text:p text:style-name="P1"/>
        <text:p text:style-name="P1">學校課業較重，</text:p>
        <text:p text:style-name="P1">ha̍k-hāu khò-gia̍p khah tāng,</text:p>
        <text:p text:style-name="P1"/>
        <text:p text:style-name="P1">逐工就愛讀冊佮準備考試，</text:p>
        <text:p text:style-name="P1">ta̍k kang tō ài tha̍k-tsheh kah tsún-pī khó-tshì,</text:p>
        <text:p text:style-name="P1"/>
        <text:p text:style-name="P1">轉去庄跤歇熱，</text:p>
        <text:p text:style-name="P1">tńg-khì tsng-kha hioh-jua̍h,</text:p>
        <text:p text:style-name="P1"/>
        <text:p text:style-name="P1">敢若是足久以前的代誌矣。</text:p>
        <text:p text:style-name="P1">kánn-ná sī tsiok kú í-tsîng ê tāi-tsì --ah.</text:p>
        <text:p text:style-name="P1"/>
        <text:p text:style-name="P1">自彼个時陣開始，</text:p>
        <text:p text:style-name="P1">Tsū hit ê sî-tsūn khai-sí,</text:p>
        <text:p text:style-name="P1"><text:soft-page-break/></text:p>
        <text:p text:style-name="P1">阿媽對我的關心，</text:p>
        <text:p text:style-name="P1">a-má tuì guá ê kuan-sim,</text:p>
        <text:p text:style-name="P1"/>
        <text:p text:style-name="P1">不時就會對電話線彼爿傳過來。</text:p>
        <text:p text:style-name="P1">put-sî tō ē uì tiān-uē-suànn hit pîng thuân --kuè-lâi.</text:p>
        <text:p text:style-name="P1"/>
        <text:p text:style-name="P1">伊毋但關心我的課業，</text:p>
        <text:p text:style-name="P1">I m̄-nā kuan-sim guá ê khò-gia̍p,</text:p>
        <text:p text:style-name="P1"/>
        <text:p text:style-name="P1">閣吩咐我𨑨迌愛細膩、三頓愛食予飽。</text:p>
        <text:p text:style-name="P1">koh huan-hù guá tshit-thô ài sè-jī, sann tǹg ài tsia̍h hōo pá.</text:p>
        <text:p text:style-name="P1"/>
        <text:p text:style-name="P1">每一句的關懷，</text:p>
        <text:p text:style-name="P1">Muí tsi̍t kù ê kuan-huâi,</text:p>
        <text:p text:style-name="P1"/>
        <text:p text:style-name="P1">攏予我喉滇目箍紅，</text:p>
        <text:p text:style-name="P1">lóng hōo guá âu-tīnn ba̍k-khoo âng,</text:p>
        <text:p text:style-name="P1"/>
        <text:p text:style-name="P1">足向望家己有一對翼仔，</text:p>
        <text:p text:style-name="P1">tsiok ǹg-bāng ka-kī ū tsi̍t tuì si̍t-á,</text:p>
        <text:p text:style-name="P1"/>
        <text:p text:style-name="P1">會當隨時飛去阿媽的身軀邊，</text:p>
        <text:p text:style-name="P1">ē-tàng suî-sî pue khì a-má ê sin-khu-pinn,</text:p>
        <text:p text:style-name="P1"/>
        <text:p text:style-name="P1">親像細漢的時，</text:p>
        <text:p text:style-name="P1">tshin-tshiūnn sè-hàn ê sî,</text:p>
        <text:p text:style-name="P1"/>
        <text:p text:style-name="P1">予阿媽攬牢牢，</text:p>
        <text:p text:style-name="P1">hōo a-má lám tiâu-tiâu,</text:p>
        <text:p text:style-name="P1"/>
        <text:p text:style-name="P1">聽伊講古拍抐涼。</text:p>
        <text:p text:style-name="P1">thiann i kóng-kóo phah-lā-liâng.</text:p>
        <text:p text:style-name="P1"/>
        <text:p text:style-name="P1"/>
        <text:p text:style-name="P1"/>
        <text:p text:style-name="P1"/>
        <text:p text:style-name="P1">阿媽的愛，</text:p>
        <text:p text:style-name="P1">A-má ê ài, </text:p>
        <text:p text:style-name="P1"/>
        <text:p text:style-name="P1">是我熱天的幸福。</text:p>
        <text:p text:style-name="P1">sī guá jua̍h-thinn ê hīng-hok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1:49:45.365277403</dc:date>
    <meta:editing-duration>PT38S</meta:editing-duration>
    <meta:editing-cycles>1</meta:editing-cycles>
    <meta:document-statistic meta:table-count="0" meta:image-count="0" meta:object-count="0" meta:page-count="4" meta:paragraph-count="142" meta:word-count="1142" meta:character-count="3261" meta:non-whitespace-character-count="2908"/>
    <meta:generator>LibreOffice/5.1.6.2$Linux_X86_64 LibreOffice_project/10m0$Build-2</meta:generator>
  </office:meta>
</office:document-meta>
</file>